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color="#000000" fo:text-shadow="none"/>
    </style:style>
    <style:style style:name="P2" style:family="paragraph">
      <loext:graphic-properties draw:fill="none" draw:fill-color="#ffffff"/>
      <style:text-properties fo:color="#000000" style:font-name="Segoe UI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text-properties fo:color="#000000" style:font-name="Segoe UI Semibold" fo:font-style="italic" fo:text-shadow="none" style:font-style-asian="italic" style:font-style-complex="italic"/>
    </style:style>
    <style:style style:name="P5" style:family="paragraph">
      <loext:graphic-properties draw:fill="none" draw:fill-color="#ffffff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6" style:family="paragraph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7" style:family="paragraph">
      <loext:graphic-properties draw:fill="none" draw:fill-color="#ffffff"/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4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568cm" svg:y="0.476cm">
          <draw:text-box>
            <text:p text:style-name="P1"><text:span text:style-name="T1">OLD TESTAMENT</text:span></text:p>
            <text:p text:style-name="P1"><text:span text:style-name="T2">Isaiah 62:1-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5.4cm" svg:height="6.263cm" svg:x="1.524cm" svg:y="0.41cm">
          <draw:text-box>
            <text:p text:style-name="P4"><text:span text:style-name="T3">1</text:span><text:span text:style-name="T4">For Zion's sake I will not keep silent, and for Jerusalem's sake I will not be quiet, until her righteousness goes forth as brightness, and her salvation as a burning torch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7" draw:layer="layout" svg:width="25.4cm" svg:height="10.772cm" svg:x="1.524cm" svg:y="0.637cm">
          <draw:text-box>
            <text:p text:style-name="P6"><text:span text:style-name="T3">2</text:span><text:span text:style-name="T4">The nations shall see your righteousness, and all the kings your glory, and you shall be called by a new name that the mouth of the Lord will give.</text:span></text:p>
            <text:p text:style-name="P6"><text:span text:style-name="T3">3</text:span><text:span text:style-name="T4">You shall be a crown of beauty in the hand of the Lord,and a royal</text:span></text:p>
            <text:p text:style-name="P6"><text:span text:style-name="T4">diadem in the hand</text:span></text:p>
            <text:p text:style-name="P6"><text:span text:style-name="T4">of your Go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4" draw:text-style-name="P5" draw:layer="layout" svg:width="25.4cm" svg:height="7.766cm" svg:x="1.568cm" svg:y="0.677cm">
          <draw:text-box>
            <text:p text:style-name="P4"><text:span text:style-name="T3">4</text:span><text:span text:style-name="T4">You shall no more be termed Forsaken, and your land shall no more be termed Desolate, but you shall be called My Delight Is in Her, and your land Married; for the Lord delights in you, and your land shall be marri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5" draw:layer="layout" svg:width="25.4cm" svg:height="6.263cm" svg:x="1.524cm" svg:y="0.762cm">
          <draw:text-box>
            <text:p text:style-name="P4"><text:span text:style-name="T3">5</text:span><text:span text:style-name="T4">For as a young man marries a young woman,</text:span></text:p>
            <text:p text:style-name="P4"><text:span text:style-name="T4">so shall your sons marry you, and as the bride-groom rejoices over the bride, so shall your God rejoice over you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5T20:34:36.190000000</meta:creation-date>
    <dc:title>Hymn template</dc:title>
    <meta:editing-duration>PT20M</meta:editing-duration>
    <meta:editing-cycles>5</meta:editing-cycles>
    <meta:generator>LibreOffice/6.1.3.2$Windows_X86_64 LibreOffice_project/86daf60bf00efa86ad547e59e09d6bb77c699acb</meta:generator>
    <meta:initial-creator>Arthur Hoch</meta:initial-creator>
    <dc:date>2019-01-15T15:11:14.209000000</dc:date>
    <meta:document-statistic meta:object-count="96"/>
    <meta:template xlink:type="simple" xlink:actuate="onRequest" xlink:title="Hymn template" xlink:href="../../AppData/Roaming/LibreOffice/4/user/template/Worship%20Templsates/Hymn%20template.otp" meta:date="2016-01-15T20:34:35.706000000"/>
  </office:meta>
</office:document-meta>
</file>